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346in solid #000000" fo:border-right="none" fo:border-top="0.0346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346in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fo:border-left="0.0346in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346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346in solid #000000" fo:border-top="0.0346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346in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fo:border-left="none" fo:border-right="0.0346in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346in solid #000000" fo:border-right="0.0346in solid #000000" fo:border-top="0.0346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346in solid #000000" fo:border-left="0.0346in solid #000000" fo:border-right="0.0346in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71in solid #000000" fo:border-left="none" fo:border-right="0.0346in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71in solid #000000" fo:border-left="none" fo:border-right="0.0346in solid #000000" fo:border-top="0.0071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fo:border-left="none" fo:border-right="0.0346in solid #000000" fo:border-top="0.0071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fo:border-left="0.0346in solid #000000" fo:border-right="0.0346in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71in solid #000000" fo:border-left="0.0346in solid #000000" fo:border-right="0.0346in solid #000000" fo:border-top="0.0071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346in solid #000000" fo:border-left="0.0346in solid #000000" fo:border-right="0.0346in solid #000000" fo:border-top="0.0071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heck List for Projects/Dat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inks f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b-&gt;</text:p>
          </table:table-cell>
          <table:table-cell office:value-type="string">
            <text:p>Code Academ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mw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nippe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***Server Folder/Database T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2"/>
          <table:table-cell table:style-name="ce5" office:value-type="string">
            <text:p>Location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What to</text:p>
          </table:table-cell>
          <table:table-cell/>
          <table:table-cell table:style-name="ce3"/>
          <table:table-cell office:value-type="string">
            <text:p>(Where page/line)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Include</text:p>
          </table:table-cell>
          <table:table-cell/>
          <table:table-cell table:style-name="ce10" office:value-type="string">
            <text:p>Karate</text:p>
          </table:table-cell>
          <table:table-cell table:style-name="ce10" office:value-type="string">
            <text:p>Personal</text:p>
          </table:table-cell>
          <table:table-cell table:style-name="ce10" office:value-type="string">
            <text:p>Survey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2"/>
          <table:table-cell table:number-columns-repeated="3" table:style-name="ce11" office:value-type="string">
            <text:p>Site</text:p>
          </table:table-cell>
          <table:table-cell/>
          <table:table-cell office:value-type="string">
            <text:p>Notes: <text:s/>Karate Sit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Language Constructs</text:p>
          </table:table-cell>
          <table:table-cell table:style-name="ce5"/>
          <table:table-cell table:style-name="ce7"/>
          <table:table-cell table:style-name="ce12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Data Types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Restructure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Branch if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Pictures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Branch if-else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Contact Form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Branch switch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Sign up Form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Loop for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Loop while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Loop do-while</text:p>
          </table:table-cell>
          <table:table-cell table:style-name="ce8"/>
          <table:table-cell table:style-name="ce13"/>
          <table:table-cell table:style-name="ce16" table:number-columns-repeated="2"/>
          <table:table-cell/>
          <table:table-cell office:value-type="string">
            <text:p>Notes: <text:s/>Survey Site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office:value-type="string">
            <text:p>Array 1-Dim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Array 2-Dim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User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office:value-type="string">
            <text:p>Objects JavaScript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3"/>
          <table:table-cell office:value-type="string">
            <text:p>Survey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office:value-type="string">
            <text:p>Objects*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3"/>
          <table:table-cell office:value-type="string">
            <text:p>Results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Forms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Admin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Validation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3"/>
          <table:table-cell office:value-type="string">
            <text:p>Edit (User/Survey)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office:value-type="string">
            <text:p>Reg Expressions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3"/>
          <table:table-cell office:value-type="string">
            <text:p>Create Survey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User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Registration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Login/Cookies/Sessions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Update info</text:p>
          </table:table-cell>
          <table:table-cell table:style-name="ce8"/>
          <table:table-cell table:style-name="ce13"/>
          <table:table-cell table:style-name="ce16" table:number-columns-repeated="2"/>
          <table:table-cell/>
          <table:table-cell office:value-type="string">
            <text:p>Notes: <text:s/>Personal Site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office:value-type="string">
            <text:p>Display Results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>
            <text:p>Admin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2"/>
          <table:table-cell office:value-type="string">
            <text:p>User → Shopping Cart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office:value-type="string">
            <text:p>Login/Cookies/Sessions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Display Overall Info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Filter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Edit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Delete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>
            <text:p>Aggregation</text:p>
          </table:table-cell>
          <table:table-cell/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Table with Data</text:p>
          </table:table-cell>
          <table:table-cell table:style-name="ce8"/>
          <table:table-cell table:style-name="ce13"/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6" office:value-type="string">
            <text:p>Tables with other Info</text:p>
          </table:table-cell>
          <table:table-cell table:style-name="ce9"/>
          <table:table-cell table:style-name="ce14"/>
          <table:table-cell table:style-name="ce17" table:number-columns-repeated="2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12/04/2013</text:date>, <text:time>15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3-12-03T08:35:17</meta:creation-date>
    <dc:date>2013-12-04T15:19:41.37</dc:date>
    <dc:creator>RCC RCCD</dc:creator>
    <meta:editing-duration>PT56M52S</meta:editing-duration>
    <meta:editing-cycles>4</meta:editing-cycles>
    <meta:generator>OpenOffice/4.0.0$Win32 OpenOffice.org_project/400m3$Build-9702</meta:generator>
    <meta:document-statistic meta:table-count="3" meta:cell-count="60" meta:object-count="0"/>
  </office:meta>
</office:document-meta>
</file>